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6mm"/>
    </style:style>
    <style:style style:name="co2" style:family="table-column">
      <style:table-column-properties fo:break-before="auto" style:column-width="55.05mm"/>
    </style:style>
    <style:style style:name="co3" style:family="table-column">
      <style:table-column-properties fo:break-before="auto" style:column-width="47.63mm"/>
    </style:style>
    <style:style style:name="co4" style:family="table-column">
      <style:table-column-properties fo:break-before="auto" style:column-width="31.2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style:font-name="Calibri1"/>
    </style:style>
    <style:style style:name="ce12" style:family="table-cell" style:parent-style-name="Default">
      <style:text-properties style:font-name="Calibri1" style:language-complex="none" style:country-complex="none"/>
    </style:style>
    <style:style style:name="ce13" style:family="table-cell" style:parent-style-name="Default">
      <style:text-properties style:font-name="Calibri1" style:language-asian="ar" style:country-asian="SA" style:language-complex="none" style:country-complex="none"/>
    </style:style>
    <style:style style:name="ce14" style:family="table-cell" style:parent-style-name="Default">
      <style:text-properties style:font-name="Calibri" style:font-name-asian="F" style:font-name-complex="Tahoma" style:language-complex="none" style:country-complex="none"/>
    </style:style>
    <style:style style:name="ce1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style:font-name="Calibri1" fo:font-style="normal" fo:text-shadow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Calibri" style:font-name-asian="F" style:language-asian="ar" style:country-asian="SA" style:font-name-complex="Tahoma" style:language-complex="none" style:country-complex="none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justify"/>
      <style:text-properties style:use-window-font-color="true" style:text-outline="false" style:text-line-through-style="none" style:text-line-through-type="none" style:font-name="Calibri1" fo:font-style="normal" fo:text-shadow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justify"/>
      <style:text-properties style:use-window-font-color="true" style:text-outline="false" style:text-line-through-style="none" style:text-line-through-type="none" style:font-name="Calibri1" fo:font-style="normal" fo:text-shadow="none" fo:font-weight="normal" style:text-underline-mode="continuous" style:text-overline-mode="continuous" style:text-line-through-mode="continuous" style:font-name-asian="F" style:language-asian="ar" style:country-asian="SA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justify"/>
      <style:text-properties style:use-window-font-color="true" style:text-outline="false" style:text-line-through-style="none" style:text-line-through-type="none" style:font-name="Calibri1" fo:font-style="normal" fo:text-shadow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Calibri1" fo:font-style="normal" fo:text-shadow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justify"/>
      <style:text-properties style:use-window-font-color="true" style:text-outline="false" style:text-line-through-style="none" style:text-line-through-type="none" style:font-name="Calibri" fo:font-size="10pt" fo:font-style="normal" fo:text-shadow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justify"/>
      <style:text-properties style:use-window-font-color="true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justify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justify"/>
      <style:text-properties style:text-outline="false" style:text-line-through-style="none" style:text-line-through-type="none" fo:font-style="normal" fo:text-shadow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justify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8"/>
    <style:style style:name="ce28" style:family="table-cell" style:parent-style-name="Default" style:data-style-name="N109"/>
    <style:style style:name="ce29" style:family="table-cell" style:parent-style-name="Default" style:data-style-name="N109">
      <style:table-cell-properties style:text-align-source="value-type" style:repeat-content="false"/>
      <style:paragraph-properties fo:margin-left="0mm"/>
    </style:style>
    <style:style style:name="T1" style:family="text">
      <style:text-properties style:use-window-font-color="true" style:font-name="Calibri" fo:font-size="10pt" style:text-underline-style="none" style:text-underline-color="font-color" fo:language="fr" fo:country="FR" style:language-asian="ar" style:country-asian="SA" style:font-size-asian="10pt" style:font-size-complex="10pt"/>
    </style:style>
    <style:style style:name="T2" style:family="text">
      <style:text-properties style:use-window-font-color="true" style:font-name="Calibri" fo:font-size="10pt" style:text-underline-style="none" style:text-underline-color="font-color" style:font-size-asian="10pt" style:font-size-complex="10pt" fo:language="en" fo:country="US" style:language-asian="zh" style:country-asian="CN"/>
    </style:style>
    <style:style style:name="T3" style:family="text">
      <style:text-properties style:use-window-font-color="true" style:font-name="Calibri" fo:font-size="10pt" style:text-underline-style="none" style:text-underline-color="font-color" style:font-size-asian="10pt" style:font-size-complex="10pt" style:language-asian="zh" style:country-asian="CN" fo:language="fr" fo:country="FR"/>
    </style:style>
    <style:style style:name="T4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ar" style:country-asian="SA" style:language-complex="none" style:country-complex="none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complex="none" style:country-complex="none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 style:language-asian="zh" style:country-asian="CN"/>
    </style:style>
    <style:style style:name="T6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complex="none" style:country-complex="none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language-asian="zh" style:country-asian="CN" fo:language="fr" fo:country="FR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9" style:family="text">
      <style:text-properties style:use-window-font-color="true" style:font-name="Calibri" fo:font-size="10pt" style:text-underline-style="none" style:text-underline-color="font-color" fo:language="fr" fo:country="FR" style:language-asian="ar" style:country-asian="SA" style:font-name-asian="" style:font-size-asian="10pt" style:font-size-complex="10pt"/>
    </style:style>
    <style:style style:name="T10" style:family="text">
      <style:text-properties style:use-window-font-color="true" style:font-name="Calibri" fo:font-size="10pt" style:text-underline-style="none" style:text-underline-color="font-color" style:font-name-asian="" style:font-size-asian="10pt" style:font-size-complex="10pt" fo:language="en" fo:country="US" style:language-asian="zh" style:country-asian="CN"/>
    </style:style>
    <style:style style:name="T11" style:family="text">
      <style:text-properties style:use-window-font-color="true" style:font-name="Calibri" fo:font-size="10pt" style:text-underline-style="none" style:text-underline-color="font-color" style:font-name-asian="" style:font-size-asian="10pt" style:font-size-complex="10pt" style:language-asian="zh" style:country-asian="CN" fo:language="fr" fo:country="FR"/>
    </style:style>
    <style:style style:name="T12" style:family="text">
      <style:text-properties style:use-window-font-color="true" style:font-name="Calibri" fo:font-size="10pt" fo:language="fr" fo:country="FR" style:language-asian="ar" style:country-asian="SA" style:font-name-asian="" style:font-size-asian="10pt" style:font-size-complex="10pt"/>
    </style:style>
    <style:style style:name="T13" style:family="text">
      <style:text-properties style:use-window-font-color="true" style:font-name="Calibri" fo:font-size="10pt" style:font-name-asian="" style:font-size-asian="10pt" style:font-size-complex="10pt" fo:language="en" fo:country="US" style:language-asian="zh" style:country-asian="CN"/>
    </style:style>
    <style:style style:name="T14" style:family="text">
      <style:text-properties style:use-window-font-color="true" style:font-name="Calibri" fo:font-size="10pt" style:font-name-asian="" style:font-size-asian="10pt" style:font-size-complex="10pt" style:language-asian="zh" style:country-asian="CN" fo:language="fr" fo:country="FR"/>
    </style:style>
    <style:style style:name="T15" style:family="text">
      <style:text-properties fo:language="en" fo:country="US" style:language-asian="ar" style:country-asian="SA" style:font-name-asian=""/>
    </style:style>
    <style:style style:name="T16" style:family="text">
      <style:text-properties style:language-asian="ar" style:country-asian="SA" style:font-name-asian="" style:use-window-font-color="true" fo:font-size="10pt" style:text-underline-style="none" style:text-underline-color="font-color" fo:language="fr" fo:country="FR" style:font-size-asian="10pt" style:font-size-complex="10pt"/>
    </style:style>
    <style:style style:name="T17" style:family="text">
      <style:text-properties style:font-name-asian="" style:use-window-font-color="true" fo:font-size="10pt" style:text-underline-style="none" style:text-underline-color="font-color" style:font-size-asian="10pt" style:font-size-complex="10pt" style:language-asian="zh" style:country-asian="CN" fo:language="en" fo:country="US"/>
    </style:style>
    <style:style style:name="T18" style:family="text">
      <style:text-properties style:font-name-asian="" style:use-window-font-color="true" fo:font-size="10pt" style:text-underline-style="none" style:text-underline-color="font-color" style:font-size-asian="10pt" style:font-size-complex="10pt" style:language-asian="zh" style:country-asian="CN" fo:language="fr" fo:country="FR"/>
    </style:style>
    <style:style style:name="T19" style:family="text">
      <style:text-properties style:language-asian="ar" style:country-asian="SA" style:font-name-asian="" fo:language="en" fo:country="US"/>
    </style:style>
    <style:style style:name="T20" style:family="text">
      <style:text-properties fo:font-size="10pt" style:text-underline-style="none" style:text-underline-color="font-color" fo:language="fr" fo:country="FR" style:language-asian="ar" style:country-asian="SA" style:font-name-asian="" style:font-size-asian="10pt" style:font-size-complex="10pt"/>
    </style:style>
    <style:style style:name="T21" style:family="text">
      <style:text-properties fo:font-size="10pt" style:text-underline-style="none" style:text-underline-color="font-color" style:font-name-asian="" style:font-size-asian="10pt" style:font-size-complex="10pt" fo:language="en" fo:country="US" style:language-asian="zh" style:country-asian="CN"/>
    </style:style>
    <style:style style:name="T22" style:family="text">
      <style:text-properties fo:font-size="10pt" style:text-underline-style="none" style:text-underline-color="font-color" style:font-name-asian="" style:font-size-asian="10pt" style:font-size-complex="10pt" style:language-asian="zh" style:country-asian="CN" fo:language="fr" fo:country="FR"/>
    </style:style>
    <style:style style:name="T23" style:family="text">
      <style:text-properties fo:font-size="10pt" style:text-underline-style="none" style:text-underline-color="font-color" style:language-asian="ar" style:country-asian="SA" style:font-name-asian="" style:font-size-asian="10pt" style:font-size-complex="10pt" fo:language="en" fo:country="US"/>
    </style:style>
    <style:style style:name="T24" style:family="text">
      <style:text-properties fo:font-size="10pt" style:text-underline-style="none" style:text-underline-color="font-color" fo:language="en" fo:country="US" style:language-asian="ar" style:country-asian="SA" style:font-name-asian="" style:font-size-asian="10pt" style:font-size-complex="10pt"/>
    </style:style>
    <style:style style:name="T25" style:family="text">
      <style:text-properties fo:font-size="10pt" style:text-underline-style="none" style:text-underline-color="font-color" style:language-asian="ar" style:country-asian="SA" style:font-name-asian="" style:font-size-asian="10pt" style:font-size-complex="10pt" fo:language="fr" fo:country="FR"/>
    </style:style>
    <style:style style:name="T26" style:family="text">
      <style:text-properties fo:font-weight="normal" style:text-line-through-type="none" fo:font-style="normal" style:text-outline="false" fo:text-shadow="none" style:text-line-through-mode="continuous" style:language-complex="none" style:country-complex="none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text-underline-style="none" style:text-underline-color="font-color" fo:language="en" fo:country="US" style:language-asian="ar" style:country-asian="SA" style:font-size-asian="10pt" style:font-size-complex="10pt"/>
    </style:style>
    <style:style style:name="T27" style:family="text">
      <style:text-properties fo:font-weight="normal" style:text-line-through-type="none" fo:font-style="normal" style:text-outline="false" fo:text-shadow="none" style:text-line-through-mode="continuous" style:language-complex="none" style:country-complex="none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text-underline-style="none" style:text-underline-color="font-color" style:language-asian="ar" style:country-asian="SA" style:font-size-asian="10pt" style:font-size-complex="10pt"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3" table:default-cell-style-name="ce28"/>
        <table:table-column table:style-name="co4" table:default-cell-style-name="Default"/>
        <table:table-row table:style-name="ro1">
          <table:table-cell office:value-type="string" calcext:value-type="string">
            <text:p>NOM_PRODUITS</text:p>
          </table:table-cell>
          <table:table-cell office:value-type="string" calcext:value-type="string">
            <text:p>PROPRIETES_PRODUITS</text:p>
          </table:table-cell>
          <table:table-cell office:value-type="string" calcext:value-type="string">
            <text:p>CONTENANCE_PRODUITS</text:p>
          </table:table-cell>
          <table:table-cell table:style-name="Default" office:value-type="string" calcext:value-type="string">
            <text:p>PRIX_PRODUITS</text:p>
          </table:table-cell>
          <table:table-cell/>
        </table:table-row>
        <table:table-row table:style-name="ro1">
          <table:table-cell office:value-type="string" calcext:value-type="string">
            <text:p>Amande <text:span text:style-name="T1">(</text:span><text:span text:style-name="T2">Prunus dulcis</text:span><text:span text:style-name="T3">)</text:span>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/>
        </table:table-row>
        <table:table-row table:style-name="ro1">
          <table:table-cell office:value-type="string" calcext:value-type="string">
            <text:p>Arachide50 <text:span text:style-name="T1">(</text:span><text:span text:style-name="T2">Arachis hypogaea</text:span><text:span text:style-name="T3">)</text:span>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0" office:value-type="currency" office:currency="EUR" office:value="3.5" calcext:value-type="currency">
            <text:p>3,50 €</text:p>
          </table:table-cell>
          <table:table-cell/>
        </table:table-row>
        <table:table-row table:style-name="ro1">
          <table:table-cell office:value-type="string" calcext:value-type="string">
            <text:p>Arachide100 <text:span text:style-name="T1">(</text:span><text:span text:style-name="T2">Arachis hypogaea</text:span><text:span text:style-name="T3">)</text:span>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0" office:value-type="currency" office:currency="EUR" office:value="6.5" calcext:value-type="currency">
            <text:p>6,50 €</text:p>
          </table:table-cell>
          <table:table-cell/>
        </table:table-row>
        <table:table-row table:style-name="ro1">
          <table:table-cell office:value-type="string" calcext:value-type="string">
            <text:p>Arachide250 <text:span text:style-name="T1">(</text:span><text:span text:style-name="T2">Arachis hypogaea</text:span><text:span text:style-name="T3">)</text:span>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0" office:value-type="currency" office:currency="EUR" office:value="14.5" calcext:value-type="currency">
            <text:p>14,50 €</text:p>
          </table:table-cell>
          <table:table-cell/>
        </table:table-row>
        <table:table-row table:style-name="ro1">
          <table:table-cell office:value-type="string" calcext:value-type="string">
            <text:p>Basilic3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0" office:value-type="currency" office:currency="EUR" office:value="4.5" calcext:value-type="currency">
            <text:p>4,50 €</text:p>
          </table:table-cell>
          <table:table-cell/>
        </table:table-row>
        <table:table-row table:style-name="ro1">
          <table:table-cell office:value-type="string" calcext:value-type="string">
            <text:p>Basilic5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0" office:value-type="currency" office:currency="EUR" office:value="7" calcext:value-type="currency">
            <text:p>7,00 €</text:p>
          </table:table-cell>
          <table:table-cell/>
        </table:table-row>
        <table:table-row table:style-name="ro1">
          <table:table-cell table:style-name="ce12" office:value-type="string" calcext:value-type="string">
            <text:p><text:span text:style-name="T4">Caméline (</text:span><text:span text:style-name="T5">Camelina sativa</text:span><text:span text:style-name="T6">)</text:span>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0" office:value-type="currency" office:currency="EUR" office:value="5.5" calcext:value-type="currency">
            <text:p>5,50 €</text:p>
          </table:table-cell>
          <table:table-cell/>
        </table:table-row>
        <table:table-row table:style-name="ro1">
          <table:table-cell table:style-name="ce13" office:value-type="string" calcext:value-type="string">
            <text:p>Carottes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0" office:value-type="currency" office:currency="EUR" office:value="6" calcext:value-type="currency">
            <text:p>6,00 €</text:p>
          </table:table-cell>
          <table:table-cell/>
        </table:table-row>
        <table:table-row table:style-name="ro1">
          <table:table-cell office:value-type="string" calcext:value-type="string">
            <text:p>Carottes1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0" office:value-type="currency" office:currency="EUR" office:value="10" calcext:value-type="currency">
            <text:p>10,00 €</text:p>
          </table:table-cell>
          <table:table-cell/>
        </table:table-row>
        <table:table-row table:style-name="ro1">
          <table:table-cell office:value-type="string" calcext:value-type="string">
            <text:p>Carthame100 (Carthamus tinctorius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currency" office:currency="EUR" office:value="4.5" calcext:value-type="currency">
            <text:p>4,50 €</text:p>
          </table:table-cell>
          <table:table-cell/>
        </table:table-row>
        <table:table-row table:style-name="ro1">
          <table:table-cell office:value-type="string" calcext:value-type="string">
            <text:p><text:span text:style-name="T7">Carthame250 </text:span><text:span text:style-name="T8"> (Carthamus tinctorius)</text:span>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string" calcext:value-type="string">
            <text:p>Chanvre50 <text:span text:style-name="T9">(</text:span><text:span text:style-name="T10">Cannabis sativa ssp. Sativa</text:span><text:span text:style-name="T11">)</text:span></text:p>
          </table:table-cell>
          <table:table-cell/>
          <table:table-cell office:value-type="float" office:value="50" calcext:value-type="float">
            <text:p>50</text:p>
          </table:table-cell>
          <table:table-cell office:value-type="currency" office:currency="EUR" office:value="3.75" calcext:value-type="currency">
            <text:p>3,75 €</text:p>
          </table:table-cell>
          <table:table-cell/>
        </table:table-row>
        <table:table-row table:style-name="ro1">
          <table:table-cell office:value-type="string" calcext:value-type="string">
            <text:p>Chanvre100 <text:span text:style-name="T9">(</text:span><text:span text:style-name="T10">Cannabis sativa ssp. Sativa</text:span><text:span text:style-name="T11">)</text:span>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currency" office:currency="EUR" office:value="6.5" calcext:value-type="currency">
            <text:p>6,50 €</text:p>
          </table:table-cell>
          <table:table-cell/>
        </table:table-row>
        <table:table-row table:style-name="ro1">
          <table:table-cell office:value-type="string" calcext:value-type="string">
            <text:p>Chanvre250 <text:span text:style-name="T9">(</text:span><text:span text:style-name="T10">Cannabis sativa ssp. Sativa</text:span><text:span text:style-name="T11">)</text:span>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currency" office:currency="EUR" office:value="16.5" calcext:value-type="currency">
            <text:p>16,50 €</text:p>
          </table:table-cell>
          <table:table-cell/>
        </table:table-row>
        <table:table-row table:style-name="ro1">
          <table:table-cell office:value-type="string" calcext:value-type="string">
            <text:p>Colza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currency" office:currency="EUR" office:value="6" calcext:value-type="currency">
            <text:p>6,00 €</text:p>
          </table:table-cell>
          <table:table-cell/>
        </table:table-row>
        <table:table-row table:style-name="ro1">
          <table:table-cell office:value-type="string" calcext:value-type="string">
            <text:p>Colza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currency" office:currency="EUR" office:value="16" calcext:value-type="currency">
            <text:p>16,00 €</text:p>
          </table:table-cell>
          <table:table-cell/>
        </table:table-row>
        <table:table-row table:style-name="ro1">
          <table:table-cell office:value-type="string" calcext:value-type="string">
            <text:p>Laitue blanche50 <text:span text:style-name="T12">(</text:span><text:span text:style-name="T13">Lactuca sativa</text:span><text:span text:style-name="T14">)</text:span></text:p>
          </table:table-cell>
          <table:table-cell/>
          <table:table-cell office:value-type="float" office:value="50" calcext:value-type="float">
            <text:p>50</text:p>
          </table:table-cell>
          <table:table-cell office:value-type="currency" office:currency="EUR" office:value="5.5" calcext:value-type="currency">
            <text:p>5,50 €</text:p>
          </table:table-cell>
          <table:table-cell/>
        </table:table-row>
        <table:table-row table:style-name="ro1">
          <table:table-cell office:value-type="string" calcext:value-type="string">
            <text:p>Laitue blanche100 <text:span text:style-name="T12">(</text:span><text:span text:style-name="T13">Lactuca sativa</text:span><text:span text:style-name="T14">)</text:span>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currency" office:currency="EUR" office:value="10" calcext:value-type="currency">
            <text:p>10,00 €</text:p>
          </table:table-cell>
          <table:table-cell/>
        </table:table-row>
        <table:table-row table:style-name="ro1">
          <table:table-cell table:style-name="ce14" office:value-type="string" calcext:value-type="string">
            <text:p><text:span text:style-name="T15">Lin50</text:span><text:span text:style-name="T16"> (</text:span><text:span text:style-name="T17">Linum usitatissimum</text:span><text:span text:style-name="T18">)</text:span>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9" office:value-type="currency" office:currency="EUR" office:value="3" calcext:value-type="currency">
            <text:p>3,00 €</text:p>
          </table:table-cell>
          <table:table-cell/>
        </table:table-row>
        <table:table-row table:style-name="ro1">
          <table:table-cell table:style-name="ce14" office:value-type="string" calcext:value-type="string">
            <text:p><text:span text:style-name="T15">Lin100</text:span><text:span text:style-name="T16"> (</text:span><text:span text:style-name="T17">Linum usitatissimum</text:span><text:span text:style-name="T18">)</text:span>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currency" office:currency="EUR" office:value="5.5" calcext:value-type="currency">
            <text:p>5,50 €</text:p>
          </table:table-cell>
          <table:table-cell/>
        </table:table-row>
        <table:table-row table:style-name="ro1">
          <table:table-cell table:style-name="ce15" office:value-type="string" calcext:value-type="string">
            <text:p>Lin250<text:span text:style-name="T9"> (</text:span><text:span text:style-name="T10">Linum usitatissimum</text:span><text:span text:style-name="T11">)</text:span>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currency" office:currency="EUR" office:value="13" calcext:value-type="currency">
            <text:p>13,00 €</text:p>
          </table:table-cell>
          <table:table-cell/>
        </table:table-row>
        <table:table-row table:style-name="ro1">
          <table:table-cell table:style-name="ce16" office:value-type="string" calcext:value-type="string">
            <text:p><text:span text:style-name="T15">Navette50</text:span><text:span text:style-name="T16"> (</text:span><text:span text:style-name="T19">Turnip rape</text:span><text:span text:style-name="T16">)</text:span>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office:value-type="currency" office:currency="EUR" office:value="4" calcext:value-type="currency">
            <text:p>4,00 €</text:p>
          </table:table-cell>
          <table:table-cell/>
        </table:table-row>
        <table:table-row table:style-name="ro1">
          <table:table-cell table:style-name="ce17" office:value-type="string" calcext:value-type="string">
            <text:p>Navette100<text:span text:style-name="T20"> (</text:span>Turnip rape<text:span text:style-name="T20">)</text:span></text:p>
          </table:table-cell>
          <table:table-cell table:style-name="ce4"/>
          <table:table-cell office:value-type="float" office:value="100" calcext:value-type="float">
            <text:p>100</text:p>
          </table:table-cell>
          <table:table-cell office:value-type="currency" office:currency="EUR" office:value="7.5" calcext:value-type="currency">
            <text:p>7,50 €</text:p>
          </table:table-cell>
          <table:table-cell/>
        </table:table-row>
        <table:table-row table:style-name="ro1">
          <table:table-cell table:style-name="ce17" office:value-type="string" calcext:value-type="string">
            <text:p>Navette250<text:span text:style-name="T20"> (</text:span>Turnip rape<text:span text:style-name="T20">)</text:span>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currency" office:currency="EUR" office:value="17" calcext:value-type="currency">
            <text:p>17,00 €</text:p>
          </table:table-cell>
          <table:table-cell/>
        </table:table-row>
        <table:table-row table:style-name="ro1">
          <table:table-cell table:style-name="ce17" office:value-type="string" calcext:value-type="string">
            <text:p>Nigelle <text:span text:style-name="T20">ou </text:span>cumin noir50<text:span text:style-name="T20"> (</text:span><text:span text:style-name="T21">Nigella sativa</text:span><text:span text:style-name="T22">)</text:span></text:p>
          </table:table-cell>
          <table:table-cell/>
          <table:table-cell office:value-type="float" office:value="50" calcext:value-type="float">
            <text:p>50</text:p>
          </table:table-cell>
          <table:table-cell office:value-type="currency" office:currency="EUR" office:value="5.5" calcext:value-type="currency">
            <text:p>5,50 €</text:p>
          </table:table-cell>
          <table:table-cell/>
        </table:table-row>
        <table:table-row table:style-name="ro1">
          <table:table-cell table:style-name="ce17" office:value-type="string" calcext:value-type="string">
            <text:p>Nigelle <text:span text:style-name="T20">ou </text:span>cumin noir100<text:span text:style-name="T20"> (</text:span><text:span text:style-name="T21">Nigella sativa</text:span><text:span text:style-name="T22">)</text:span>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currency" office:currency="EUR" office:value="10" calcext:value-type="currency">
            <text:p>10,00 €</text:p>
          </table:table-cell>
          <table:table-cell/>
        </table:table-row>
        <table:table-row table:style-name="ro1">
          <table:table-cell table:style-name="ce17" office:value-type="string" calcext:value-type="string">
            <text:p><text:span text:style-name="T20">Niger50 (</text:span>Guizotia abyssinica<text:span text:style-name="T20">)</text:span><text:span text:style-name="T23"> </text:span></text:p>
          </table:table-cell>
          <table:table-cell/>
          <table:table-cell office:value-type="float" office:value="50" calcext:value-type="float">
            <text:p>50</text:p>
          </table:table-cell>
          <table:table-cell office:value-type="currency" office:currency="EUR" office:value="3.5" calcext:value-type="currency">
            <text:p>3,50 €</text:p>
          </table:table-cell>
          <table:table-cell/>
        </table:table-row>
        <table:table-row table:style-name="ro1">
          <table:table-cell table:style-name="ce17" office:value-type="string" calcext:value-type="string">
            <text:p><text:span text:style-name="T20">Niger100 (</text:span>Guizotia abyssinica<text:span text:style-name="T20">)</text:span><text:span text:style-name="T23"> </text:span>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currency" office:currency="EUR" office:value="6.5" calcext:value-type="currency">
            <text:p>6,50 €</text:p>
          </table:table-cell>
          <table:table-cell/>
        </table:table-row>
        <table:table-row table:style-name="ro1">
          <table:table-cell table:style-name="ce17" office:value-type="string" calcext:value-type="string">
            <text:p><text:span text:style-name="T20">Niger250 (</text:span>Guizotia abyssinica<text:span text:style-name="T20">)</text:span><text:span text:style-name="T23"> </text:span>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Default"/>
          <table:table-cell/>
        </table:table-row>
        <table:table-row table:style-name="ro1">
          <table:table-cell table:style-name="ce17" office:value-type="string" calcext:value-type="string">
            <text:p>Noisette50<text:span text:style-name="T20"> (</text:span><text:span text:style-name="T21">Corylus avellana</text:span><text:span text:style-name="T22">)</text:span></text:p>
          </table:table-cell>
          <table:table-cell/>
          <table:table-cell office:value-type="float" office:value="50" calcext:value-type="float">
            <text:p>50</text:p>
          </table:table-cell>
          <table:table-cell office:value-type="currency" office:currency="EUR" office:value="3.75" calcext:value-type="currency">
            <text:p>3,75 €</text:p>
          </table:table-cell>
          <table:table-cell/>
        </table:table-row>
        <table:table-row table:style-name="ro1">
          <table:table-cell table:style-name="ce17" office:value-type="string" calcext:value-type="string">
            <text:p>Noisette100 <text:span text:style-name="T20">(</text:span><text:span text:style-name="T21">Corylus avellana</text:span><text:span text:style-name="T22">)</text:span>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currency" office:currency="EUR" office:value="6.5" calcext:value-type="currency">
            <text:p>6,50 €</text:p>
          </table:table-cell>
          <table:table-cell/>
        </table:table-row>
        <table:table-row table:style-name="ro1">
          <table:table-cell table:style-name="ce17" office:value-type="string" calcext:value-type="string">
            <text:p>Noisette250 <text:span text:style-name="T20">(</text:span><text:span text:style-name="T21">Corylus avellana</text:span><text:span text:style-name="T22">)</text:span>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currency" office:currency="EUR" office:value="15" calcext:value-type="currency">
            <text:p>15,00 €</text:p>
          </table:table-cell>
          <table:table-cell/>
        </table:table-row>
        <table:table-row table:style-name="ro1">
          <table:table-cell table:style-name="ce18" office:value-type="string" calcext:value-type="string">
            <text:p><text:span text:style-name="T24">Noix commune50</text:span><text:span text:style-name="T25"> (Juglans regia)</text:span></text:p>
          </table:table-cell>
          <table:table-cell/>
          <table:table-cell office:value-type="float" office:value="50" calcext:value-type="float">
            <text:p>50</text:p>
          </table:table-cell>
          <table:table-cell office:value-type="currency" office:currency="EUR" office:value="3" calcext:value-type="currency">
            <text:p>3,00 €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span text:style-name="T26">Noix commune100</text:span><text:span text:style-name="T27"> (Juglans regia)</text:span>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currency" office:currency="EUR" office:value="5.5" calcext:value-type="currency">
            <text:p>5,50 €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span text:style-name="T26">Noix commune250</text:span><text:span text:style-name="T27"> (Juglans regia)</text:span>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currency" office:currency="EUR" office:value="12.5" calcext:value-type="currency">
            <text:p>12,50 €</text:p>
          </table:table-cell>
          <table:table-cell/>
        </table:table-row>
        <table:table-row table:style-name="ro2">
          <table:table-cell table:style-name="ce18" office:value-type="string" calcext:value-type="string">
            <text:p><text:span text:style-name="T24">Noix tigrée </text:span><text:span text:style-name="T25">ou souchet50 (Cyperus esculentus)</text:span></text:p>
          </table:table-cell>
          <table:table-cell/>
          <table:table-cell office:value-type="float" office:value="50" calcext:value-type="float">
            <text:p>50</text:p>
          </table:table-cell>
          <table:table-cell office:value-type="currency" office:currency="EUR" office:value="4.5" calcext:value-type="currency">
            <text:p>4,50 €</text:p>
          </table:table-cell>
          <table:table-cell/>
        </table:table-row>
        <table:table-row table:style-name="ro2">
          <table:table-cell table:style-name="ce19" office:value-type="string" calcext:value-type="string">
            <text:p><text:span text:style-name="T26">Noix tigrée </text:span><text:span text:style-name="T27">ou souchet100 (Cyperus esculentus)</text:span>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currency" office:currency="EUR" office:value="8" calcext:value-type="currency">
            <text:p>8,00 €</text:p>
          </table:table-cell>
          <table:table-cell/>
        </table:table-row>
        <table:table-row table:style-name="ro1">
          <table:table-cell table:style-name="ce17" office:value-type="string" calcext:value-type="string">
            <text:p>Sésame50<text:span text:style-name="T20"> (</text:span><text:span text:style-name="T21">Sesamum indicum</text:span><text:span text:style-name="T22">)</text:span></text:p>
          </table:table-cell>
          <table:table-cell table:style-name="ce5"/>
          <table:table-cell office:value-type="float" office:value="50" calcext:value-type="float">
            <text:p>50</text:p>
          </table:table-cell>
          <table:table-cell office:value-type="currency" office:currency="EUR" office:value="3.75" calcext:value-type="currency">
            <text:p>3,75 €</text:p>
          </table:table-cell>
          <table:table-cell/>
        </table:table-row>
        <table:table-row table:style-name="ro1">
          <table:table-cell table:style-name="ce20" office:value-type="string" calcext:value-type="string">
            <text:p>Sésame100 <text:span text:style-name="T9">(</text:span><text:span text:style-name="T10">Sesamum indicum</text:span><text:span text:style-name="T11">)</text:span></text:p>
          </table:table-cell>
          <table:table-cell table:style-name="ce6"/>
          <table:table-cell office:value-type="float" office:value="100" calcext:value-type="float">
            <text:p>100</text:p>
          </table:table-cell>
          <table:table-cell office:value-type="currency" office:currency="EUR" office:value="5.5" calcext:value-type="currency">
            <text:p>5,50 €</text:p>
          </table:table-cell>
          <table:table-cell/>
        </table:table-row>
        <table:table-row table:style-name="ro1">
          <table:table-cell table:style-name="ce20" office:value-type="string" calcext:value-type="string">
            <text:p>Sésame250<text:span text:style-name="T9"> (</text:span><text:span text:style-name="T10">Sesamum indicum</text:span><text:span text:style-name="T11">)</text:span></text:p>
          </table:table-cell>
          <table:table-cell table:style-name="ce7"/>
          <table:table-cell office:value-type="float" office:value="250" calcext:value-type="float">
            <text:p>250</text:p>
          </table:table-cell>
          <table:table-cell office:value-type="currency" office:currency="EUR" office:value="12" calcext:value-type="currency">
            <text:p>12,00 €</text:p>
          </table:table-cell>
          <table:table-cell/>
        </table:table-row>
        <table:table-row table:style-name="ro1">
          <table:table-cell table:style-name="ce20" office:value-type="string" calcext:value-type="string">
            <text:p>Soja50<text:span text:style-name="T9"> (</text:span><text:span text:style-name="T10">Glycine max</text:span><text:span text:style-name="T11">)</text:span></text:p>
          </table:table-cell>
          <table:table-cell table:style-name="ce8"/>
          <table:table-cell office:value-type="float" office:value="50" calcext:value-type="float">
            <text:p>50</text:p>
          </table:table-cell>
          <table:table-cell office:value-type="currency" office:currency="EUR" office:value="3.25" calcext:value-type="currency">
            <text:p>3,25 €</text:p>
          </table:table-cell>
          <table:table-cell/>
        </table:table-row>
        <table:table-row table:style-name="ro1">
          <table:table-cell table:style-name="ce20" office:value-type="string" calcext:value-type="string">
            <text:p>Soja100<text:span text:style-name="T9"> (</text:span><text:span text:style-name="T10">Glycine max</text:span><text:span text:style-name="T11">)</text:span>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currency" office:currency="EUR" office:value="6.5" calcext:value-type="currency">
            <text:p>6,50 €</text:p>
          </table:table-cell>
          <table:table-cell/>
        </table:table-row>
        <table:table-row table:style-name="ro1">
          <table:table-cell table:style-name="Default"/>
          <table:table-cell table:style-name="ce6"/>
          <table:table-cell/>
          <table:table-cell table:style-name="Default"/>
          <table:table-cell/>
        </table:table-row>
        <table:table-row table:style-name="ro1">
          <table:table-cell table:style-name="Default"/>
          <table:table-cell table:style-name="ce9"/>
          <table:table-cell/>
          <table:table-cell table:style-name="Default"/>
          <table:table-cell/>
        </table:table-row>
        <table:table-row table:style-name="ro1" table:number-rows-repeated="8">
          <table:table-cell table:style-name="Default"/>
          <table:table-cell table:style-name="ce8"/>
          <table:table-cell/>
          <table:table-cell table:style-name="Default"/>
          <table:table-cell/>
        </table:table-row>
        <table:table-row table:style-name="ro1">
          <table:table-cell table:style-name="Default"/>
          <table:table-cell table:style-name="ce8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/00/0000</text:date>, <text:time style:data-style-name="N2" text:time-value="14:29:00.6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7T12:34:32.267000000</meta:creation-date>
    <dc:date>2020-12-27T14:50:38.792000000</dc:date>
    <meta:editing-duration>PT33M46S</meta:editing-duration>
    <meta:editing-cycles>10</meta:editing-cycles>
    <meta:generator>LibreOffice/6.0.6.2$Windows_X86_64 LibreOffice_project/0c292870b25a325b5ed35f6b45599d2ea4458e77</meta:generator>
    <meta:document-statistic meta:table-count="1" meta:cell-count="129" meta:object-count="0"/>
  </office:meta>
</office:document-meta>
</file>